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f4d1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93"/>
      <text:p text:style-name="P93"/>
      <text:p text:style-name="P93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93"/>
      <text:p text:style-name="P93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93"/>
      <text:p text:style-name="P93"/>
      <text:p text:style-name="P93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93"/>
      <text:p text:style-name="P93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94"/>
      <text:p text:style-name="P104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95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96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96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97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05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98"/>
      <text:p text:style-name="P98"/>
      <text:p text:style-name="P98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98"/>
      <text:p text:style-name="P98"/>
      <text:p text:style-name="P98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99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00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01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02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03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06"/>
      <text:p text:style-name="P106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07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08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09"/>
      <text:p text:style-name="P109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10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10"/>
      <text:p text:style-name="P110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11"/>
      <text:p text:style-name="P111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12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31"/>
      <text:p text:style-name="P112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13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14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15"/>
      <text:p text:style-name="P115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15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16"/>
      <text:p text:style-name="P116">D<text:span text:style-name="T12">ijous<text:tab/><text:tab/>16/11/23</text:span><text:span text:style-name="T24"> </text:span></text:p>
      <text:p text:style-name="P72">Preparació examen motors.</text:p>
      <text:p text:style-name="P72"/>
      <text:p text:style-name="P72"/>
      <text:p text:style-name="P117">D<text:span text:style-name="T12">illuns</text:span><text:tab/><text:span text:style-name="T26">20</text:span>/<text:span text:style-name="T14">11</text:span>/23</text:p>
      <text:p text:style-name="P74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17"/>
      <text:p text:style-name="P117">D<text:span text:style-name="T12">imarts<text:tab/>21/11/23</text:span><text:span text:style-name="T24"> </text:span></text:p>
      <text:p text:style-name="P74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17">D<text:span text:style-name="T12">imecres<text:tab/>22/11/23</text:span><text:span text:style-name="T24"> </text:span></text:p>
      <text:p text:style-name="P129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17"/>
      <text:p text:style-name="P117">D<text:span text:style-name="T12">ijous<text:tab/><text:tab/>23/11/23</text:span><text:span text:style-name="T24"> </text:span></text:p>
      <text:p text:style-name="P74">Comentat micrómetre.</text:p>
      <text:p text:style-name="P74">Mostrat <text:a xlink:type="simple" xlink:href="https://www.stefanelli.eng.br/en/use-reading-micrometer-hundredth-millimeter/">micrómetre virtual</text:a>. </text:p>
      <text:p text:style-name="P74">Fet exercici micròmetre. </text:p>
      <text:p text:style-name="P74">Vídeo <text:s/><text:a xlink:type="simple" xlink:href="https://www.youtube.com/watch?si=2jlw0jWI6-L+QIRnN&amp;v=9LC6oZHvNvE&amp;feature=youtu.be">Útils de verificació</text:a>.</text:p>
      <text:p text:style-name="P73"/>
      <text:p text:style-name="P118">D<text:span text:style-name="T12">illuns</text:span><text:tab/><text:span text:style-name="T26">27</text:span>/<text:span text:style-name="T14">11</text:span>/23</text:p>
      <text:p text:style-name="P75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32">D<text:span text:style-name="T12">imarts<text:tab/>28/11/23</text:span><text:span text:style-name="T24"> </text:span></text:p>
      <text:p text:style-name="P76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19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30">01, 04 i 05/12/23</text:p>
      <text:p text:style-name="P79">Període d'exàmens.</text:p>
      <text:p text:style-name="P57"/>
      <text:p text:style-name="P120">D<text:span text:style-name="T12">illuns</text:span><text:tab/><text:span text:style-name="T29">11</text:span>/<text:span text:style-name="T14">12</text:span>/23</text:p>
      <text:p text:style-name="P77">Co<text:span text:style-name="T29">rrecció examen del 05/12/23</text:span></text:p>
      <text:p text:style-name="P65"/>
      <text:p text:style-name="P121">D<text:span text:style-name="T12">imarts</text:span><text:tab/><text:span text:style-name="T29">12</text:span>/<text:span text:style-name="T14">12</text:span>/23</text:p>
      <text:p text:style-name="P78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80">Baixem al taller.</text:p>
      <text:p text:style-name="P66"/>
      <text:p text:style-name="P66"/>
      <text:p text:style-name="P122">D<text:span text:style-name="T12">imecres</text:span><text:tab/><text:span text:style-name="T29">13</text:span>/<text:span text:style-name="T14">12</text:span>/23</text:p>
      <text:p text:style-name="P81">Baixem al taller.</text:p>
      <text:p text:style-name="P67"/>
      <text:p text:style-name="P67"/>
      <text:p text:style-name="P123">D<text:span text:style-name="T12">ijous</text:span><text:tab/><text:tab/><text:span text:style-name="T29">14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24">D<text:span text:style-name="T12">illuns</text:span><text:tab/><text:span text:style-name="T29">18</text:span>/<text:span text:style-name="T14">12</text:span>/23</text:p>
      <text:p text:style-name="P85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7">Baixem al taller, comencem a tallar amb equip de plasma, planxes per fer soldadura elèctrica.</text:p>
      <text:p text:style-name="P69"/>
      <text:p text:style-name="P125">D<text:span text:style-name="T12">imecres</text:span><text:tab/><text:span text:style-name="T29">19</text:span>/<text:span text:style-name="T14">12</text:span>/23</text:p>
      <text:p text:style-name="P90">Pel·lícula.</text:p>
      <text:p text:style-name="P90"/>
      <text:p text:style-name="P126">D<text:span text:style-name="T12">illuns</text:span><text:tab/><text:span text:style-name="T32">08</text:span>/<text:span text:style-name="T32">01</text:span>/2<text:span text:style-name="T32">4</text:span></text:p>
      <text:p text:style-name="P86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9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8"/>
      <text:p text:style-name="P127"/>
      <text:p text:style-name="P127">************************************ <text:s text:c="2"/><text:span text:style-name="T34">2024 <text:s text:c="2"/></text:span>************************************</text:p>
      <text:p text:style-name="P127"/>
      <text:p text:style-name="P127"/>
      <text:p text:style-name="P127">D<text:span text:style-name="T12">imarts</text:span><text:tab/><text:span text:style-name="T33">09</text:span>/<text:span text:style-name="T33">01</text:span>/2<text:span text:style-name="T33">4</text:span></text:p>
      <text:p text:style-name="P82">Baixem al taller.</text:p>
      <text:p text:style-name="P91">Voliem tallar peces per fer pràctica de soldadura, però el tallador de plasma no funciona.</text:p>
      <text:p text:style-name="P91">Dos alumnes comencen a fer pràctiques de soldadura elèctrica (línies rectes damunt una peça d'acer rectangular).</text:p>
      <text:p text:style-name="P70"/>
      <text:p text:style-name="P128"/>
      <text:p text:style-name="P133">D<text:span text:style-name="T12">imecres</text:span><text:tab/><text:span text:style-name="T35">10</text:span>/<text:span text:style-name="T33">01</text:span>/2<text:span text:style-name="T33">4</text:span></text:p>
      <text:p text:style-name="P83">Baixem al taller.</text:p>
      <text:p text:style-name="P92">Tallam peces per fer pràctica soldadura amb oxitall.</text:p>
      <text:p text:style-name="P136"/>
      <text:p text:style-name="P136">D<text:span text:style-name="T12">ijous</text:span><text:tab/><text:span text:style-name="T35">11</text:span>/<text:span text:style-name="T33">01</text:span>/2<text:span text:style-name="T33">4</text:span></text:p>
      <text:p text:style-name="P135">Comentem apunts <text:a xlink:type="simple" xlink:href="https://paulinoposada.github.io/web_mec/documents/materiales_1.pdf">Materials 1</text:a> fins 3.2.9 Resistència a la radiació solar</text:p>
      <text:p text:style-name="P134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11T18:04:54.618697600</dc:date>
    <meta:editing-duration>PT30M6S</meta:editing-duration>
    <meta:editing-cycles>59</meta:editing-cycles>
    <meta:document-statistic meta:table-count="0" meta:image-count="0" meta:object-count="0" meta:page-count="6" meta:paragraph-count="158" meta:word-count="811" meta:character-count="5542" meta:non-whitespace-character-count="4849"/>
  </office:meta>
</office:document-meta>
</file>